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615141499484E40C.png" manifest:media-type="image/png"/>
  <manifest:file-entry manifest:full-path="Pictures/10000200000000AB000000AB3A327260A0B9D4B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0233"/>
    </style:style>
    <style:style style:name="P2" style:family="paragraph" style:parent-style-name="Standard">
      <style:paragraph-properties fo:text-align="center" style:justify-single-word="false"/>
      <style:text-properties officeooo:paragraph-rsid="00150233"/>
    </style:style>
    <style:style style:name="P3" style:family="paragraph" style:parent-style-name="Standard">
      <style:paragraph-properties fo:text-align="start" style:justify-single-word="false"/>
      <style:text-properties officeooo:rsid="001fe982" officeooo:paragraph-rsid="00150233"/>
    </style:style>
    <style:style style:name="P4" style:family="paragraph" style:parent-style-name="Standard">
      <style:paragraph-properties fo:text-align="start" style:justify-single-word="false"/>
      <style:text-properties officeooo:rsid="00203316" officeooo:paragraph-rsid="00150233"/>
    </style:style>
    <style:style style:name="P5" style:family="paragraph" style:parent-style-name="Standard">
      <style:paragraph-properties fo:text-align="start" style:justify-single-word="false"/>
      <style:text-properties officeooo:rsid="001e5fa0" officeooo:paragraph-rsid="00150233"/>
    </style:style>
    <style:style style:name="P6" style:family="paragraph" style:parent-style-name="Standard">
      <style:paragraph-properties fo:text-align="start" style:justify-single-word="false"/>
      <style:text-properties officeooo:rsid="00228905" officeooo:paragraph-rsid="00150233"/>
    </style:style>
    <style:style style:name="P7" style:family="paragraph" style:parent-style-name="Standard">
      <style:paragraph-properties fo:text-align="start" style:justify-single-word="false"/>
      <style:text-properties style:font-name="Liberation Serif" officeooo:rsid="0023c172" officeooo:paragraph-rsid="00150233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rsid="0023c6b6" officeooo:paragraph-rsid="00150233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rsid="0025570b" officeooo:paragraph-rsid="00150233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rsid="0026bef2" officeooo:paragraph-rsid="00150233"/>
    </style:style>
    <style:style style:name="P11" style:family="paragraph" style:parent-style-name="Standard">
      <style:paragraph-properties fo:text-align="start" style:justify-single-word="false"/>
      <style:text-properties officeooo:rsid="001cf646" officeooo:paragraph-rsid="00150233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fe982" officeooo:paragraph-rsid="00150233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03316" officeooo:paragraph-rsid="00150233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e5fa0" officeooo:paragraph-rsid="00150233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28905" officeooo:paragraph-rsid="00150233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3c172" officeooo:paragraph-rsid="00150233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officeooo:rsid="0023c172" officeooo:paragraph-rsid="00150233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officeooo:rsid="0023c6b6" officeooo:paragraph-rsid="00150233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officeooo:rsid="0025570b" officeooo:paragraph-rsid="00150233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erif" officeooo:rsid="0026bef2" officeooo:paragraph-rsid="00150233"/>
    </style:style>
    <style:style style:name="T1" style:family="text">
      <style:text-properties style:text-position="super 58%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23c6b6"/>
    </style:style>
    <style:style style:name="T4" style:family="text">
      <style:text-properties officeooo:rsid="00228905"/>
    </style:style>
    <style:style style:name="T5" style:family="text">
      <style:text-properties officeooo:rsid="0023c6b6"/>
    </style:style>
    <style:style style:name="T6" style:family="text">
      <style:text-properties style:font-name="Liberation Serif1"/>
    </style:style>
    <style:style style:name="T7" style:family="text">
      <style:text-properties officeooo:rsid="0015a5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6.02" style:data-style-name="N0">6.02</text:variable-set>: <text:span text:style-name="T7">Gravitational Potential Energy</text:span></text:p>
      <text:p text:style-name="P2"/>
      <text:list xml:id="list8858831218545373518" text:style-name="L1">
        <text:list-item>
          <text:p text:style-name="P12">Jorge has a mass of 100 kg. <text:s/>He is standing on a cliff 200m above the ground. <text:s/>What is his gravitational potential energy?</text:p>
        </text:list-item>
      </text:list>
      <text:p text:style-name="P1"/>
      <text:p text:style-name="P1"/>
      <text:p text:style-name="P1"/>
      <text:p text:style-name="P1"/>
      <text:p text:style-name="P1"/>
      <text:list xml:id="list205460079594355" text:continue-numbering="true" text:style-name="L1">
        <text:list-item>
          <text:p text:style-name="P12">Tamia lifts a 5 kg box. <text:s/>If the box has 122.5 J of gravitational potential energy, how high did she lift the box?</text:p>
        </text:list-item>
      </text:list>
      <text:p text:style-name="P3"/>
      <text:p text:style-name="P3"/>
      <text:p text:style-name="P3"/>
      <text:p text:style-name="P3"/>
      <text:p text:style-name="P3"/>
      <text:list xml:id="list205458943723980" text:continue-numbering="true" text:style-name="L1">
        <text:list-item>
          <text:p text:style-name="P13">Madel<text:span text:style-name="T4">e</text:span>ine is skydiving. <text:s/>She jumps from the plane when it is 2000 m above the ground. <text:s/>If she has a potential energy of 1.078 x 10<text:span text:style-name="T1">6</text:span> J, what is her mass? <text:s/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205459019779098" text:continue-numbering="true" text:style-name="L1">
        <text:list-item>
          <text:p text:style-name="P14">A 2000 kg box is lifted 250m by a crane. <text:s/>What is the potential energy of the box?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205458786386464" text:continue-numbering="true" text:style-name="L1">
        <text:list-item>
          <text:p text:style-name="P15">Travis is working in a coal mine. <text:s/>At 5 o'clock in the morning, he is up before the sun. <text:s/>He goes down 500m from ground level. <text:s/>If his mass is 85 kg, what is his potential energy at the bottom of the coal mine?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05459515600269" text:continue-numbering="true" text:style-name="L1">
        <text:list-item>
          <text:p text:style-name="P14"><text:soft-page-break/>A helicopter is flying at a height of <text:span text:style-name="T4">50</text:span> m. <text:s/><text:span text:style-name="T4">The Potential energy of the helicopter is 441 000J. <text:s/>What is the mass of the helicopter?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205459680093141" text:continue-numbering="true" text:style-name="L1">
        <text:list-item>
          <text:p text:style-name="P16">Nikki pushes <text:span text:style-name="T5">a</text:span> box up a ramp that is 30<text:span text:style-name="T6">°</text:span><text:span text:style-name="T2"> above horizontal. <text:s/>She uses a force of 25N. <text:s/></text:span><text:span text:style-name="T3">The box moves a </text:span><text:span text:style-name="T2">distance of </text:span><text:span text:style-name="T3">1.732</text:span><text:span text:style-name="T2"> meters </text:span><text:span text:style-name="T3">to the right.</text:span><text:span text:style-name="T2"> <text:s/></text:span></text:p>
          <text:list>
            <text:list-item>
              <text:p text:style-name="P17">How much work did she do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205459956351741" text:continue-numbering="true" text:style-name="L1">
        <text:list-item>
          <text:list>
            <text:list-item>
              <text:p text:style-name="P18">How high is the box when she stops pushing?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205459106922272" text:continue-numbering="true" text:style-name="L1">
        <text:list-item>
          <text:list>
            <text:list-item>
              <text:p text:style-name="P19">What is the mass of the box?</text:p>
            </text:list-item>
          </text:list>
        </text:list-item>
      </text:list>
      <text:p text:style-name="P9"/>
      <text:p text:style-name="P9"/>
      <text:p text:style-name="P9"/>
      <text:list xml:id="list205460443346691" text:continue-numbering="true" text:style-name="L1">
        <text:list-item>
          <text:p text:style-name="P20">Amanda climbs to the top of a ladder that is 4 meters tall. <text:s/>She has a potential energy of 2548 J. <text:s/></text:p>
          <text:list>
            <text:list-item>
              <text:p text:style-name="P20">What is her mass?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list xml:id="list205459093186200" text:continue-numbering="true" text:style-name="L1">
        <text:list-item>
          <text:list>
            <text:list-item>
              <text:p text:style-name="P20">How much work did she do in order to climb the ladder?</text:p>
            </text:list-item>
          </text:list>
        </text:list-item>
      </text:list>
      <text:p text:style-name="P11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3A327260A0B9D4B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15141499484E40C.png" xlink:type="simple" xlink:show="embed" xlink:actuate="onLoad"/></draw:frame> <text:s text:c="20"/>Name:<text:tab/><text:tab/><text:date style:data-style-name="N37" text:date-value="2016-08-29T20:54:58.187445988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11:26.790306323</meta:creation-date>
    <meta:editing-duration>PT5M52S</meta:editing-duration>
    <meta:editing-cycles>5</meta:editing-cycles>
    <meta:generator>LibreOffice/5.0.6.2$Linux_X86_64 LibreOffice_project/00$Build-2</meta:generator>
    <dc:date>2016-08-29T20:54:58.159489043</dc:date>
    <meta:document-statistic meta:table-count="0" meta:image-count="2" meta:object-count="0" meta:page-count="2" meta:paragraph-count="16" meta:word-count="279" meta:character-count="1378" meta:non-whitespace-character-count="1074"/>
  </office:meta>
</office:document-meta>
</file>